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3.8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3.7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2.5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2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3.4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6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2.557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0.5pt" style:font-size-asian="10.5pt" style:font-size-complex="10.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4.185cm" svg:height="0.683cm" svg:x="8.4cm" svg:y="1.4cm">
          <draw:text-box>
            <text:p><text:span text:style-name="T1">报警服</text:span><text:span text:style-name="T1">务器简</text:span><text:span text:style-name="T1">单示意</text:span><text:span text:style-name="T1">图</text:span></text:p>
          </draw:text-box>
        </draw:frame>
        <draw:custom-shape draw:style-name="gr2" draw:text-style-name="P3" draw:layer="layout" svg:width="4.714cm" svg:height="1.7cm" svg:x="6.3cm" svg:y="14.6cm">
          <text:p text:style-name="P2"><text:span text:style-name="T2">邮件发送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3.693cm" svg:height="0.88cm" svg:x="1.507cm" svg:y="17.92cm">
          <text:p text:style-name="P2"><text:span text:style-name="T1">邮件发送配置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8cm" svg:height="1.21cm" svg:x="0.802cm" svg:y="18.79cm">
          <draw:text-box>
            <text:p><text:span text:style-name="T1">EmailServerConfigure.js</text:span></text:p>
          </draw:text-box>
        </draw:frame>
        <draw:custom-shape draw:style-name="gr2" draw:text-style-name="P4" draw:layer="layout" svg:width="4.493cm" svg:height="0.881cm" svg:x="6.407cm" svg:y="17.819cm">
          <text:p text:style-name="P2"><text:span text:style-name="T1">邮件接受人地址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241cm" svg:height="1.211cm" svg:x="6.459cm" svg:y="18.6cm">
          <draw:text-box>
            <text:p><text:span text:style-name="T1">EmailClientConfigure.js</text:span></text:p>
          </draw:text-box>
        </draw:frame>
        <draw:custom-shape draw:style-name="gr2" draw:text-style-name="P4" draw:layer="layout" svg:width="5.439cm" svg:height="1cm" svg:x="12.3cm" svg:y="17.9cm">
          <text:p text:style-name="P2"><text:span text:style-name="T1">邮件内容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3.721cm" svg:height="1.211cm" svg:x="13.279cm" svg:y="18.789cm">
          <draw:text-box>
            <text:p><text:span text:style-name="T1">EmailContent.js</text:span></text:p>
          </draw:text-box>
        </draw:frame>
        <draw:custom-shape draw:style-name="gr2" draw:text-style-name="P4" draw:layer="layout" svg:width="3.515cm" svg:height="0.882cm" svg:x="10.7cm" svg:y="21.018cm">
          <text:p text:style-name="P4"><text:span text:style-name="T1">邮件模板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957cm" svg:height="1.211cm" svg:x="10.643cm" svg:y="21.8cm">
          <draw:text-box>
            <text:p><text:span text:style-name="T1">EmailTemplate.js</text:span></text:p>
          </draw:text-box>
        </draw:frame>
        <draw:custom-shape draw:style-name="gr2" draw:text-style-name="P4" draw:layer="layout" svg:width="3.613cm" svg:height="0.882cm" svg:x="15.8cm" svg:y="21.018cm">
          <text:p text:style-name="P2"><text:span text:style-name="T1">监视器信息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861cm" svg:height="1.211cm" svg:x="15.539cm" svg:y="21.889cm">
          <draw:text-box>
            <text:p><text:span text:style-name="T1">MonitorInformation.js</text:span></text:p>
          </draw:text-box>
        </draw:frame>
        <draw:frame draw:style-name="gr8" draw:text-style-name="P1" draw:layer="layout" svg:width="1.357cm" svg:height="1.2cm" svg:x="14.3cm" svg:y="19.7cm">
          <draw:text-box>
            <text:p><text:span text:style-name="T1">合成</text:span></text:p>
          </draw:text-box>
        </draw:frame>
        <draw:frame draw:style-name="gr9" draw:text-style-name="P1" draw:layer="layout" svg:width="3.753cm" svg:height="1.214cm" svg:x="6.9cm" svg:y="15.4cm">
          <draw:text-box>
            <text:p><text:span text:style-name="T1">EmailSending.js</text:span></text:p>
          </draw:text-box>
        </draw:frame>
        <draw:custom-shape draw:style-name="gr10" draw:text-style-name="P2" draw:layer="layout" svg:width="0.9cm" svg:height="0.9cm" svg:x="8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8.7cm" svg:y1="4.1cm" svg:x2="8.7cm" svg:y2="5.2cm">
          <text:p/>
        </draw:line>
        <draw:custom-shape draw:style-name="gr2" draw:text-style-name="P4" xml:id="id1" draw:id="id1" draw:layer="layout" svg:width="3.7cm" svg:height="1.7cm" svg:x="6.9cm" svg:y="5.3cm">
          <text:p text:style-name="P2"><text:span text:style-name="T1">定时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4.2cm" svg:height="1.8cm" svg:x="6.7cm" svg:y="8.4cm">
          <text:p text:style-name="P2"><text:span text:style-name="T1">获取监视器信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2" draw:layer="layout" svg:x1="8.9cm" svg:y1="10.2cm" svg:x2="8.9cm" svg:y2="11.5cm">
          <text:p/>
        </draw:line>
        <draw:custom-shape draw:style-name="gr2" draw:text-style-name="P4" draw:layer="layout" svg:width="4.7cm" svg:height="1.9cm" svg:x="6.6cm" svg:y="11.6cm">
          <text:p text:style-name="P2"><text:span text:style-name="T1">是否需要报警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.933cm" svg:height="0.683cm" svg:x="7.767cm" svg:y="6.917cm">
          <draw:text-box>
            <text:p text:style-name="P1"><text:span text:style-name="T1">Timer.js</text:span></text:p>
          </draw:text-box>
        </draw:frame>
        <draw:line draw:style-name="gr11" draw:text-style-name="P2" draw:layer="layout" svg:x1="4.2cm" svg:y1="17.9cm" svg:x2="8.6cm" svg:y2="16.2cm">
          <text:p/>
        </draw:line>
        <draw:line draw:style-name="gr11" draw:text-style-name="P2" draw:layer="layout" svg:x1="8.6cm" svg:y1="17.8cm" svg:x2="8.6cm" svg:y2="16.2cm">
          <text:p/>
        </draw:line>
        <draw:line draw:style-name="gr11" draw:text-style-name="P2" draw:layer="layout" svg:x1="14.8cm" svg:y1="17.8cm" svg:x2="8.7cm" svg:y2="16.3cm">
          <text:p/>
        </draw:line>
        <draw:line draw:style-name="gr11" draw:text-style-name="P2" draw:layer="layout" svg:x1="12.2cm" svg:y1="21cm" svg:x2="14.9cm" svg:y2="19.3cm">
          <text:p/>
        </draw:line>
        <draw:line draw:style-name="gr11" draw:text-style-name="P2" draw:layer="layout" svg:x1="16.9cm" svg:y1="20.9cm" svg:x2="15cm" svg:y2="19.3cm">
          <text:p/>
        </draw:line>
        <draw:line draw:style-name="gr11" draw:text-style-name="P2" draw:layer="layout" svg:x1="9cm" svg:y1="13.5cm" svg:x2="8.7cm" svg:y2="14.6cm">
          <text:p/>
        </draw:line>
        <draw:frame draw:style-name="gr1" draw:text-style-name="P1" draw:layer="layout" svg:width="0.87cm" svg:height="0.683cm" svg:x="8.93cm" svg:y="13.7cm">
          <draw:text-box>
            <text:p><text:span text:style-name="T1">是</text:span></text:p>
          </draw:text-box>
        </draw:frame>
        <draw:connector draw:style-name="gr11" draw:text-style-name="P2" draw:layer="layout" draw:type="curve" draw:line-skew="-0.299cm" svg:x1="6.9cm" svg:y1="6.15cm" svg:x2="6.7cm" svg:y2="9.3cm" draw:start-shape="id1" draw:start-glue-point="3" draw:end-shape="id2" draw:end-glue-point="3" svg:d="m6900 6150c-1500 0-1400 3150-200 3150" svg:viewBox="0 0 1114 3151">
          <text:p/>
        </draw:connector>
        <draw:connector draw:style-name="gr11" draw:text-style-name="P2" draw:layer="layout" draw:type="curve" draw:line-skew="0.572cm" svg:x1="10.9cm" svg:y1="9.3cm" svg:x2="10.6cm" svg:y2="6.15cm" draw:start-shape="id2" draw:end-shape="id1" draw:end-glue-point="1" svg:d="m10900 9300c1611 0 1761-3150-300-3150" svg:viewBox="0 0 1529 3151">
          <text:p/>
        </draw:connector>
        <draw:line draw:style-name="gr11" draw:text-style-name="P2" draw:layer="layout" svg:x1="11.3cm" svg:y1="12.5cm" svg:x2="12.7cm" svg:y2="12.6cm">
          <text:p/>
        </draw:line>
        <draw:custom-shape draw:style-name="gr2" draw:text-style-name="P4" draw:layer="layout" svg:width="1.5cm" svg:height="0.6cm" svg:x="13cm" svg:y="12.3cm">
          <text:p text:style-name="P2"><text:span text:style-name="T1">结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9.7cm" svg:height="1cm" svg:x="2.1cm" svg:y="23.9cm">
          <text:p text:style-name="P2"><text:span text:style-name="T1">读</text:span><text:span text:style-name="T1">.i</text:span><text:span text:style-name="T1">ni</text:span><text:span text:style-name="T1">文</text:span><text:span text:style-name="T1">件</text:span>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3cm" svg:y1="19.3cm" svg:x2="6cm" svg:y2="23.7cm">
          <text:p/>
        </draw:line>
        <draw:line draw:style-name="gr11" draw:text-style-name="P2" draw:layer="layout" svg:x1="8.3cm" svg:y1="19.3cm" svg:x2="7.9cm" svg:y2="23.8cm">
          <text:p/>
        </draw:line>
        <draw:line draw:style-name="gr11" draw:text-style-name="P2" draw:layer="layout" svg:x1="12.3cm" svg:y1="22.4cm" svg:x2="9.3cm" svg:y2="23.8cm">
          <text:p/>
        </draw:line>
        <draw:frame draw:style-name="gr7" draw:text-style-name="P1" draw:layer="layout" svg:width="4.861cm" svg:height="1.211cm" svg:x="6.9cm" svg:y="10cm">
          <draw:text-box>
            <text:p><text:span text:style-name="T1">MonitorInformation.js</text:span></text:p>
          </draw:text-box>
        </draw:frame>
        <draw:line draw:style-name="gr11" draw:text-style-name="P2" draw:layer="layout" svg:x1="17.4cm" svg:y1="22.6cm" svg:x2="17.4cm" svg:y2="24cm">
          <text:p/>
        </draw:line>
        <draw:custom-shape draw:style-name="gr2" draw:text-style-name="P4" draw:layer="layout" svg:width="1.9cm" svg:height="2cm" svg:x="16.4cm" svg:y="24.2cm">
          <text:p text:style-name="P2"><text:span text:style-name="T1">sv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916cm" svg:height="0.683cm" svg:x="9.084cm" svg:y="3.417cm">
          <draw:text-box>
            <text:p><text:span text:style-name="T1">index.j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c </meta:initial-creator>
    <meta:creation-date>2014-01-08T14:18:03.769870056</meta:creation-date>
    <dc:date>2014-01-08T14:46:51.770508383</dc:date>
    <dc:creator>ec </dc:creator>
    <meta:editing-duration>PT13M13S</meta:editing-duration>
    <meta:editing-cycles>3</meta:editing-cycles>
    <meta:generator>LibreOffice/4.1.3.2$Linux_x86 LibreOffice_project/410m0$Build-2</meta:generator>
    <meta:document-statistic meta:object-count="40"/>
  </office:meta>
</office:document-meta>
</file>